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1" style:family="table">
      <style:table-properties style:width="17.101cm" fo:margin-left="0cm" table:align="left"/>
    </style:style>
    <style:style style:name="Tableau1.A" style:family="table-column">
      <style:table-column-properties style:column-width="9.998cm"/>
    </style:style>
    <style:style style:name="Tableau1.B" style:family="table-column">
      <style:table-column-properties style:column-width="7.103cm"/>
    </style:style>
    <style:style style:name="Tableau1.1" style:family="table-row">
      <style:table-row-properties style:min-row-height="2.487cm"/>
    </style:style>
    <style:style style:name="Tableau1.A1" style:family="table-cell">
      <style:table-cell-properties style:writing-mode="page"/>
    </style:style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style="normal" style:font-style-asian="normal" style:font-style-complex="normal"/>
    </style:style>
    <style:style style:name="P3" style:family="paragraph" style:parent-style-name="UrbanBody">
      <style:text-properties style:font-name="arial"/>
    </style:style>
    <style:style style:name="P4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5" style:family="paragraph" style:parent-style-name="UrbanTitle">
      <style:text-properties fo:font-weight="bold" style:font-weight-asian="bold" style:font-weight-complex="bold"/>
    </style:style>
    <style:style style:name="P6" style:family="paragraph" style:parent-style-name="UrbanTitle">
      <style:text-properties fo:font-weight="bold" officeooo:paragraph-rsid="000eb683" style:font-weight-asian="bold" style:font-weight-complex="bold"/>
    </style:style>
    <style:style style:name="P7" style:family="paragraph" style:parent-style-name="UrbanTitle">
      <style:text-properties style:font-name="arial" fo:font-weight="bold" style:font-weight-asian="bold" style:font-weight-complex="bold"/>
    </style:style>
    <style:style style:name="P8" style:family="paragraph" style:parent-style-name="UrbanTitle">
      <style:text-properties style:font-name="arial" style:text-underline-style="none" fo:font-weight="bold" officeooo:paragraph-rsid="000eb683" style:font-weight-asian="bold" style:font-weight-complex="bold"/>
    </style:style>
    <style:style style:name="P9" style:family="paragraph" style:parent-style-name="Standard">
      <style:paragraph-properties fo:hyphenation-ladder-count="no-limit">
        <style:tab-stops>
          <style:tab-stop style:position="-1.27cm"/>
          <style:tab-stop style:position="0cm"/>
          <style:tab-stop style:position="0.499cm"/>
          <style:tab-stop style:position="1.27cm"/>
        </style:tab-stops>
      </style:paragraph-properties>
      <style:text-properties fo:font-size="11pt" fo:letter-spacing="-0.005cm" style:font-size-asian="11pt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text-align="start" style:justify-single-word="false"/>
      <style:text-properties style:font-name="Arial" fo:font-size="11pt" officeooo:paragraph-rsid="000eb683" style:font-size-asian="11pt" style:font-size-complex="11pt"/>
    </style:style>
    <style:style style:name="P11" style:family="paragraph" style:parent-style-name="Standard">
      <style:text-properties style:font-name="arial" fo:font-size="11pt" officeooo:paragraph-rsid="000eb683" style:font-size-asian="11pt" style:font-size-complex="11pt"/>
    </style:style>
    <style:style style:name="P12" style:family="paragraph" style:parent-style-name="UrbanBody">
      <style:paragraph-properties fo:text-align="end" style:justify-single-word="false" fo:break-before="page"/>
    </style:style>
    <style:style style:name="P13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eb683" style:font-size-asian="10pt" style:font-size-complex="10pt"/>
    </style:style>
    <style:style style:name="P14" style:family="paragraph" style:parent-style-name="UrbanBody">
      <style:text-properties style:font-name="arial" fo:font-size="12pt" fo:font-weight="bold" style:font-size-asian="12pt" style:font-weight-asian="bold" style:font-size-complex="12pt" style:font-weight-complex="bold"/>
    </style:style>
    <style:style style:name="P15" style:family="paragraph" style:parent-style-name="Heading_20_2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0eb683" style:font-size-asian="11pt" style:font-style-asian="normal" style:font-weight-asian="bold" style:font-name-complex="Arial" style:font-size-complex="11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officeooo:paragraph-rsid="001065ef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language="zxx" fo:country="none" style:language-asian="zxx" style:country-asian="none"/>
    </style:style>
    <style:style style:name="T6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style:font-name="Arial" fo:font-size="10pt" style:font-size-asian="10pt" style:font-size-complex="10pt"/>
    </style:style>
    <style:style style:name="T9" style:family="tex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" style:family="text">
      <style:text-properties style:font-name="Arial" fo:font-size="10pt" fo:font-style="normal" fo:font-weight="normal" officeooo:rsid="00463a5b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Arial" fo:font-size="10pt" fo:font-style="normal" fo:font-weight="normal" officeooo:rsid="001065ef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officeooo:rsid="001065ef"/>
    </style:style>
    <style:style style:name="T13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0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
          </table:table-cell>
          <table:table-cell table:style-name="Tableau1.A1" office:value-type="string">
            <text:p text:style-name="P13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16"><text:span text:style-name="T8"><office:annotation><dc:creator>Gauthier Bastien</dc:creator><dc:date>2011-01-13T14:56:41</dc:date><text:p text:style-name="P17">do text</text:p><text:p text:style-name="P17">from document(at=tlpe, format='odt')</text:p></office:annotation></text:span><text:span text:style-name="T9">Import depuis </text:span><text:span text:style-name="T11">tlpe</text:span><text:span text:style-name="T9">.odt</text:span></text:p>
            <text:h text:style-name="P15" text:outline-level="2">RECOMMANDE</text:h>
          </table:table-cell>
        </table:table-row>
      </table:table>
      <text:p text:style-name="P6"/>
      <text:p text:style-name="P6"/>
      <text:p text:style-name="P8">Déclaration environnementale</text:p>
      <text:p text:style-name="P7"/>
      <text:p text:style-name="P14"/>
      <text:p text:style-name="P3"/>
      <text:p text:style-name="P3"><office:annotation><dc:creator>Gauthier Bastien</dc:creator><dc:date>2011-02-16T16:12:24</dc:date><text:p text:style-name="P17"><text:span text:style-name="T1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P3"><office:annotation><dc:creator>Gauthier Bastien</dc:creator><dc:date>2011-02-16T16:13:21</dc:date><text:p text:style-name="P17"><text:span text:style-name="T1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P3"><text:span text:style-name="T4">Objet :</text:span> <text:text-input text:description="Objet des travaux">self.getLicenceSubject()</text:text-input></text:p>
      <text:p text:style-name="P3"><text:span text:style-name="T4">Situation :</text:span> <text:text-input text:description="Situation des travaux">self.getWorkLocationSignaletic()</text:text-input></text:p>
      <text:p text:style-name="P3"><text:span text:style-name="T4">Référence cadastrale :</text:span> <text:text-input text:description="Bien-Parcelles">licence_view.get_parcels()</text:text-input></text:p>
      <text:p text:style-name="P3"/>
      <text:p text:style-name="P3">Monsieur le Fonctionnaire délégué,</text:p>
      <text:p text:style-name="P3"/>
      <text:p text:style-name="P3">Vous trouverez, ci-joint copie de la prise d’acte faite par le Collège en date du <text:span text:style-name="T5"><text:text-input text:description="Evénement-Date de la décision">tool.formatDate(urbanEventObj.getDecisionDate())</text:text-input></text:span><text:span text:style-name="T5">.</text:span></text:p>
      <text:p text:style-name="P3">Une copie a également été envoyée au déclarant et au Fonctionnaire technique.</text:p>
      <text:p text:style-name="P3"/>
      <text:p text:style-name="P3">En vous souhaitant une bonne réception du document, veuillez agréer, Monsieur le Fonctionnaire délégué, l'assurance de notre parfaite considération.</text:p>
      <text:p text:style-name="P3"/>
      <text:p text:style-name="P3"/>
      <text:p text:style-name="P3"><text:span text:style-name="T1"><office:annotation><dc:creator>sde </dc:creator><dc:date>2011-07-27T10:02:32</dc:date><text:p text:style-name="P17"><text:span text:style-name="T13">do text</text:span></text:p><text:p text:style-name="P17"><text:span text:style-name="T14">from document(at=signatures, format='odt')</text:span></text:p></office:annotation></text:span><text:span text:style-name="T1">Import depuis signatures.odt</text:span></text:p>
      <text:p text:style-name="P2"/>
      <text:p text:style-name="P12"><draw:frame draw:style-name="fr2" draw:name="Cadre4" text:anchor-type="paragraph" svg:x="0cm" svg:y="0cm" svg:width="7.128cm" draw:z-index="1"><draw:text-box fo:min-height="5.226cm"><text:p text:style-name="P4"><office:annotation><dc:creator>Gauthier Bastien</dc:creator><dc:date>2011-01-13T14:56:41</dc:date><text:p text:style-name="P17"><text:span text:style-name="T17">do text</text:span></text:p><text:p text:style-name="P17"><text:span text:style-name="T17">from document(at=header, format='odt')</text:span></text:p></office:annotation><text:span text:style-name="T2">Import depuis header.odt</text:span></text:p></draw:text-box></draw:frame><text:text-input text:description="Date">urbanEventObj.getFormattedDate(withCityNamePrefix=True)</text:text-input></text:p>
      <text:p text:style-name="P1"/>
      <text:p text:style-name="UrbanBody"/>
      <text:p text:style-name="UrbanBody"><draw:frame draw:style-name="fr1" draw:name="Cadre2" text:anchor-type="paragraph" svg:x="7.796cm" svg:y="0.051cm" svg:width="8.511cm" svg:height="3.256cm" draw:z-index="0"><draw:text-box><text:p text:style-name="P16"><text:span text:style-name="T8"><office:annotation><dc:creator>Gauthier Bastien</dc:creator><dc:date>2011-01-13T14:56:41</dc:date><text:p text:style-name="P17">do text</text:p><text:p text:style-name="P17">from document(at=arne, format='odt')</text:p></office:annotation></text:span><text:span text:style-name="T9">Import depuis </text:span><text:span text:style-name="T10">arne</text:span><text:span text:style-name="T9">.odt</text:span></text:p><text:h text:style-name="Heading_20_2" text:outline-level="2">RECOMMANDE</text:h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P5">Déclaration environnementale</text:p>
      <text:p text:style-name="UrbanBody"/>
      <text:p text:style-name="UrbanBody"><text:span text:style-name="T3"><office:annotation><dc:creator>Gauthier Bastien</dc:creator><dc:date>2011-01-13T14:56:41</dc:date><text:p text:style-name="P17"><text:span text:style-name="T17">do text</text:span></text:p><text:p text:style-name="P17"><text:span text:style-name="T17">from document(at=reference, format='odt')</text:span></text:p></office:annotation></text:span><text:span text:style-name="T4">Import depuis reference.odt</text:span></text:p>
      <text:p text:style-name="UrbanBody"/>
      <text:p text:style-name="UrbanBody"><office:annotation><dc:creator>Gauthier Bastien</dc:creator><dc:date>2011-02-16T16:12:24</dc:date><text:p text:style-name="P17"><text:span text:style-name="T16">do text if len(self.getApplicants()) &gt; 1</text:span>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17"><text:span text:style-name="T15">do text if not len(self.getApplicants()) &gt; 1</text:span>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 :</text:span> <text:text-input text:description="Bien-Parcelles">licence_view.get_parcels()</text:text-input></text:p>
      <text:p text:style-name="UrbanBody"/>
      <text:p text:style-name="P9"/>
      <text:p text:style-name="UrbanBody">Monsieur le Fonctionnaire technique,</text:p>
      <text:p text:style-name="UrbanBody"/>
      <text:p text:style-name="UrbanBody">Vous trouverez, ci-joint copie de la prise d’acte faite par le Collège en date du <text:span text:style-name="T5"><text:text-input text:description="Evénement-Date de la décision">tool.formatDate(urbanEventObj.getDecisionDate())</text:text-input></text:span>.</text:p>
      <text:p text:style-name="UrbanBody">Une copie a également été envoyée au déclarant et au Fonctionnaire délégué.</text:p>
      <text:p text:style-name="UrbanBody"/>
      <text:p text:style-name="UrbanBody">En vous souhaitant une bonne réception du document, veuillez agréer, Monsieur le Fonctionnaire technique, l'assurance de notre parfaite considération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17"><text:span text:style-name="T13">do text</text:span></text:p><text:p text:style-name="P17"><text:span text:style-name="T14">from document(at=signatures, format='odt')</text:span></text:p></office:annotation></text:span><text:span text:style-name="T1">Import depuis signatures.odt</text:span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Numbering_20_Symbols" style:display-name="Numbering Symbols" style:family="text"/>
    <style:style style:name="Zeichenformat" style:family="text"/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2" text:style-name="Zeichenformat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pitch="variable" style:font-charset="x-symbol"/>
      </text:list-level-style-bullet>
      <text:list-level-style-bullet text:level="4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5" text:style-name="Zeichenformat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pitch="variable" style:font-charset="x-symbol"/>
      </text:list-level-style-bullet>
      <text:list-level-style-bullet text:level="7" text:style-name="Zeichenformat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family-generic="roman" style:font-pitch="variable" style:font-charset="x-symbol"/>
      </text:list-level-style-bullet>
      <text:list-level-style-bullet text:level="8" text:style-name="Zeichenformat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Zeichenformat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sde </meta:initial-creator>
    <meta:creation-date>2011-07-26T09:39:57</meta:creation-date>
    <dc:date>2022-08-08T13:19:38.722018457</dc:date>
    <meta:editing-duration>PT12H53M21S</meta:editing-duration>
    <meta:editing-cycles>72</meta:editing-cycles>
    <meta:generator>LibreOffice/6.4.7.2$Linux_X86_64 LibreOffice_project/40$Build-2</meta:generator>
    <meta:document-statistic meta:table-count="1" meta:image-count="0" meta:object-count="0" meta:page-count="2" meta:paragraph-count="32" meta:word-count="201" meta:character-count="1611" meta:non-whitespace-character-count="1475"/>
  </office:meta>
</office:document-meta>
</file>